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69pt"/>
    </style:style>
    <style:style style:name="co2" style:family="table-column">
      <style:table-column-properties fo:break-before="auto" style:column-width="56.2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3.69pt"/>
    </style:style>
    <style:style style:name="co8" style:family="table-column">
      <style:table-column-properties fo:break-before="auto" style:column-width="67.0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100.8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6.95pt"/>
    </style:style>
    <style:style style:name="co13" style:family="table-column">
      <style:table-column-properties fo:break-before="auto" style:column-width="63.01pt"/>
    </style:style>
    <style:style style:name="co14" style:family="table-column">
      <style:table-column-properties fo:break-before="auto" style:column-width="37.36pt"/>
    </style:style>
    <style:style style:name="co15" style:family="table-column">
      <style:table-column-properties fo:break-before="auto" style:column-width="85.29pt"/>
    </style:style>
    <style:style style:name="co16" style:family="table-column">
      <style:table-column-properties fo:break-before="auto" style:column-width="10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5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min_speed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min_angle</text:p>
          </table:table-cell>
          <table:table-cell office:value-type="string" calcext:value-type="string">
            <text:p>max_angle</text:p>
          </table:table-cell>
          <table:table-cell office:value-type="string" calcext:value-type="string">
            <text:p>num_rows</text:p>
          </table:table-cell>
          <table:table-cell office:value-type="string" calcext:value-type="string">
            <text:p>min_b_scale</text:p>
          </table:table-cell>
          <table:table-cell office:value-type="string" calcext:value-type="string">
            <text:p>max_b_scale</text:p>
          </table:table-cell>
          <table:table-cell office:value-type="string" calcext:value-type="string">
            <text:p>clear_threshold</text:p>
          </table:table-cell>
          <table:table-cell office:value-type="string" calcext:value-type="string">
            <text:p>hard_clear_threshold</text:p>
          </table:table-cell>
          <table:table-cell office:value-type="string" calcext:value-type="string">
            <text:p>burst_spacing</text:p>
          </table:table-cell>
          <table:table-cell office:value-type="string" calcext:value-type="string">
            <text:p>burst_spacing_dur</text:p>
          </table:table-cell>
          <table:table-cell office:value-type="string" calcext:value-type="string">
            <text:p>burst_spacing_ratio</text:p>
          </table:table-cell>
          <table:table-cell office:value-type="string" calcext:value-type="string">
            <text:p>bskip_hang</text:p>
          </table:table-cell>
          <table:table-cell office:value-type="string" calcext:value-type="string">
            <text:p>avg_speed</text:p>
          </table:table-cell>
          <table:table-cell office:value-type="string" calcext:value-type="string">
            <text:p>delay*speed</text:p>
          </table:table-cell>
          <table:table-cell office:value-type="string" calcext:value-type="string">
            <text:p>b_size</text:p>
          </table:table-cell>
          <table:table-cell office:value-type="string" calcext:value-type="string">
            <text:p>adjusted_spacing</text:p>
          </table:table-cell>
          <table:table-cell office:value-type="string" calcext:value-type="string">
            <text:p>target_score</text:p>
          </table:table-cell>
          <table:table-cell office:value-type="string" calcext:value-type="string">
            <text:p>adjusted_delay*speed</text:p>
          </table:table-cell>
          <table:table-cell office:value-type="string" calcext:value-type="string">
            <text:p>adjusted_burst_spac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R2]/[.Q2]" office:value-type="float" office:value="10.7142857142857" calcext:value-type="float">
            <text:p>10.7142857142857</text:p>
          </table:table-cell>
          <table:table-cell table:formula="of:=[.T2]+[.S2]" office:value-type="float" office:value="128.005734767025" calcext:value-type="float">
            <text:p>128.005734767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2]+[.S2]" office:value-type="float" office:value="92.1634408602151" calcext:value-type="float">
            <text:p>92.163440860215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B2]+[.C2])/2" office:value-type="float" office:value="14" calcext:value-type="float">
            <text:p>14</text:p>
          </table:table-cell>
          <table:table-cell table:formula="of:=[.V2]+[.S2]" office:value-type="float" office:value="150" calcext:value-type="float">
            <text:p>150</text:p>
          </table:table-cell>
          <table:table-cell table:formula="of:=128*([.I2]+[.J2])/2" office:value-type="float" office:value="38.4" calcext:value-type="float">
            <text:p>38.4</text:p>
          </table:table-cell>
          <table:table-cell table:formula="of:=[.U2]/[.V2]" office:value-type="float" office:value="89.6057347670251" calcext:value-type="float">
            <text:p>89.6057347670251</text:p>
          </table:table-cell>
          <table:table-cell office:value-type="float" office:value="10000" calcext:value-type="float">
            <text:p>10000</text:p>
          </table:table-cell>
          <table:table-cell office:value-type="float" office:value="111.6" calcext:value-type="float">
            <text:p>111.6</text:p>
          </table:table-cell>
          <table:table-cell table:formula="of:=[.T2]*0.6" office:value-type="float" office:value="53.7634408602151" calcext:value-type="float">
            <text:p>53.7634408602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R3]/[.Q3]" office:value-type="float" office:value="14.1666666666667" calcext:value-type="float">
            <text:p>14.1666666666667</text:p>
          </table:table-cell>
          <table:table-cell table:formula="of:=[.T3]+[.S3]" office:value-type="float" office:value="133.63324099723" calcext:value-type="float">
            <text:p>133.63324099723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3]+[.S3]" office:value-type="float" office:value="58.009972299169" calcext:value-type="float">
            <text:p>58.00997229916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3]+[.C3])/2" office:value-type="float" office:value="12" calcext:value-type="float">
            <text:p>12</text:p>
          </table:table-cell>
          <table:table-cell table:formula="of:=[.V3]+[.S3]" office:value-type="float" office:value="170" calcext:value-type="float">
            <text:p>170</text:p>
          </table:table-cell>
          <table:table-cell table:formula="of:=128*([.I3]+[.J3])/2" office:value-type="float" office:value="25.6" calcext:value-type="float">
            <text:p>25.6</text:p>
          </table:table-cell>
          <table:table-cell table:formula="of:=[.U3]/[.V3]" office:value-type="float" office:value="108.03324099723" calcext:value-type="float">
            <text:p>108.03324099723</text:p>
          </table:table-cell>
          <table:table-cell office:value-type="float" office:value="15600" calcext:value-type="float">
            <text:p>15600</text:p>
          </table:table-cell>
          <table:table-cell office:value-type="float" office:value="144.4" calcext:value-type="float">
            <text:p>144.4</text:p>
          </table:table-cell>
          <table:table-cell table:formula="of:=[.T3]*0.3" office:value-type="float" office:value="32.409972299169" calcext:value-type="float">
            <text:p>32.4099722991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R4]/[.Q4]" office:value-type="float" office:value="29.5454545454545" calcext:value-type="float">
            <text:p>29.5454545454545</text:p>
          </table:table-cell>
          <table:table-cell table:formula="of:=[.T4]+[.S4]" office:value-type="float" office:value="98.6799123447772" calcext:value-type="float">
            <text:p>98.6799123447772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4]+[.S4]" office:value-type="float" office:value="65.4439737034332" calcext:value-type="float">
            <text:p>65.44397370343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4]+[.C4])/2" office:value-type="float" office:value="11" calcext:value-type="float">
            <text:p>11</text:p>
          </table:table-cell>
          <table:table-cell table:formula="of:=[.V4]+[.S4]" office:value-type="float" office:value="325" calcext:value-type="float">
            <text:p>325</text:p>
          </table:table-cell>
          <table:table-cell table:formula="of:=128*([.I4]+[.J4])/2" office:value-type="float" office:value="51.2" calcext:value-type="float">
            <text:p>51.2</text:p>
          </table:table-cell>
          <table:table-cell table:formula="of:=[.U4]/[.V4]" office:value-type="float" office:value="47.4799123447772" calcext:value-type="float">
            <text:p>47.4799123447772</text:p>
          </table:table-cell>
          <table:table-cell office:value-type="float" office:value="13000" calcext:value-type="float">
            <text:p>13000</text:p>
          </table:table-cell>
          <table:table-cell office:value-type="float" office:value="273.8" calcext:value-type="float">
            <text:p>273.8</text:p>
          </table:table-cell>
          <table:table-cell table:formula="of:=[.T4]*0.3" office:value-type="float" office:value="14.2439737034332" calcext:value-type="float">
            <text:p>14.243973703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R5]/[.Q5]" office:value-type="float" office:value="34.0909090909091" calcext:value-type="float">
            <text:p>34.0909090909091</text:p>
          </table:table-cell>
          <table:table-cell table:formula="of:=[.T5]+[.S5]" office:value-type="float" office:value="84.7458110516934" calcext:value-type="float">
            <text:p>84.7458110516934</text:p>
          </table:table-cell>
          <table:table-cell office:value-type="float" office:value="-0.3" calcext:value-type="float">
            <text:p>-0.3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5]+[.S5]" office:value-type="float" office:value="52.303743315508" calcext:value-type="float">
            <text:p>52.3037433155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5]+[.C5])/2" office:value-type="float" office:value="11" calcext:value-type="float">
            <text:p>11</text:p>
          </table:table-cell>
          <table:table-cell table:formula="of:=[.V5]+[.S5]" office:value-type="float" office:value="375" calcext:value-type="float">
            <text:p>375</text:p>
          </table:table-cell>
          <table:table-cell table:formula="of:=128*([.I5]+[.J5])/2" office:value-type="float" office:value="38.4" calcext:value-type="float">
            <text:p>38.4</text:p>
          </table:table-cell>
          <table:table-cell table:formula="of:=[.U5]/[.V5]" office:value-type="float" office:value="46.3458110516934" calcext:value-type="float">
            <text:p>46.3458110516934</text:p>
          </table:table-cell>
          <table:table-cell office:value-type="float" office:value="15600" calcext:value-type="float">
            <text:p>15600</text:p>
          </table:table-cell>
          <table:table-cell office:value-type="float" office:value="336.6" calcext:value-type="float">
            <text:p>336.6</text:p>
          </table:table-cell>
          <table:table-cell table:formula="of:=[.T5]*0.3" office:value-type="float" office:value="13.903743315508" calcext:value-type="float">
            <text:p>13.9037433155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R6]/[.Q6]" office:value-type="float" office:value="12.8444444444444" calcext:value-type="float">
            <text:p>12.8444444444444</text:p>
          </table:table-cell>
          <table:table-cell table:formula="of:=[.T6]+[.S6]" office:value-type="float" office:value="225.6" calcext:value-type="float">
            <text:p>225.6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6]+[.S6]" office:value-type="float" office:value="145.6" calcext:value-type="float">
            <text:p>145.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6]+[.C6])/2" office:value-type="float" office:value="9" calcext:value-type="float">
            <text:p>9</text:p>
          </table:table-cell>
          <table:table-cell table:formula="of:=[.V6]+[.S6]" office:value-type="float" office:value="115.6" calcext:value-type="float">
            <text:p>115.6</text:p>
          </table:table-cell>
          <table:table-cell table:formula="of:=128*([.I6]+[.J6])/2" office:value-type="float" office:value="25.6" calcext:value-type="float">
            <text:p>25.6</text:p>
          </table:table-cell>
          <table:table-cell table:formula="of:=[.U6]/[.V6]" office:value-type="float" office:value="200" calcext:value-type="float">
            <text:p>200</text:p>
          </table:table-cell>
          <table:table-cell office:value-type="float" office:value="18000" calcext:value-type="float">
            <text:p>18000</text:p>
          </table:table-cell>
          <table:table-cell office:value-type="float" office:value="90" calcext:value-type="float">
            <text:p>90</text:p>
          </table:table-cell>
          <table:table-cell table:formula="of:=[.T6]*0.6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R7]/[.Q7]" office:value-type="float" office:value="17.9111111111111" calcext:value-type="float">
            <text:p>17.9111111111111</text:p>
          </table:table-cell>
          <table:table-cell table:formula="of:=[.T7]+[.S7]" office:value-type="float" office:value="225.745454545455" calcext:value-type="float">
            <text:p>225.745454545455</text:p>
          </table:table-cell>
          <table:table-cell office:value-type="float" office:value="-0.7" calcext:value-type="float">
            <text:p>-0.7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7]+[.S7]" office:value-type="float" office:value="155.927272727273" calcext:value-type="float">
            <text:p>155.92727272727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7]+[.C7])/2" office:value-type="float" office:value="9" calcext:value-type="float">
            <text:p>9</text:p>
          </table:table-cell>
          <table:table-cell table:formula="of:=[.V7]+[.S7]" office:value-type="float" office:value="161.2" calcext:value-type="float">
            <text:p>161.2</text:p>
          </table:table-cell>
          <table:table-cell table:formula="of:=128*([.I7]+[.J7])/2" office:value-type="float" office:value="51.2" calcext:value-type="float">
            <text:p>51.2</text:p>
          </table:table-cell>
          <table:table-cell table:formula="of:=[.U7]/[.V7]" office:value-type="float" office:value="174.545454545455" calcext:value-type="float">
            <text:p>174.545454545455</text:p>
          </table:table-cell>
          <table:table-cell office:value-type="float" office:value="19200" calcext:value-type="float">
            <text:p>19200</text:p>
          </table:table-cell>
          <table:table-cell office:value-type="float" office:value="110" calcext:value-type="float">
            <text:p>110</text:p>
          </table:table-cell>
          <table:table-cell table:formula="of:=[.T7]*0.6" office:value-type="float" office:value="104.727272727273" calcext:value-type="float">
            <text:p>104.72727272727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R8]/[.Q8]" office:value-type="float" office:value="38.8888888888889" calcext:value-type="float">
            <text:p>38.8888888888889</text:p>
          </table:table-cell>
          <table:table-cell table:formula="of:=[.T8]+[.S8]" office:value-type="float" office:value="107.719640564827" calcext:value-type="float">
            <text:p>107.719640564827</text:p>
          </table:table-cell>
          <table:table-cell office:value-type="float" office:value="-0.9" calcext:value-type="float">
            <text:p>-0.9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8]+[.S8]" office:value-type="float" office:value="79.991784338896" calcext:value-type="float">
            <text:p>79.99178433889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8]+[.C8])/2" office:value-type="float" office:value="9" calcext:value-type="float">
            <text:p>9</text:p>
          </table:table-cell>
          <table:table-cell table:formula="of:=[.V8]+[.S8]" office:value-type="float" office:value="350" calcext:value-type="float">
            <text:p>350</text:p>
          </table:table-cell>
          <table:table-cell table:formula="of:=128*([.I8]+[.J8])/2" office:value-type="float" office:value="38.4" calcext:value-type="float">
            <text:p>38.4</text:p>
          </table:table-cell>
          <table:table-cell table:formula="of:=[.U8]/[.V8]" office:value-type="float" office:value="69.3196405648267" calcext:value-type="float">
            <text:p>69.3196405648267</text:p>
          </table:table-cell>
          <table:table-cell office:value-type="float" office:value="21600" calcext:value-type="float">
            <text:p>21600</text:p>
          </table:table-cell>
          <table:table-cell office:value-type="float" office:value="311.6" calcext:value-type="float">
            <text:p>311.6</text:p>
          </table:table-cell>
          <table:table-cell table:formula="of:=[.T8]*0.6" office:value-type="float" office:value="41.591784338896" calcext:value-type="float">
            <text:p>41.5917843388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R9]/[.Q9]" office:value-type="float" office:value="44.4444444444444" calcext:value-type="float">
            <text:p>44.4444444444444</text:p>
          </table:table-cell>
          <table:table-cell table:formula="of:=[.T9]+[.S9]" office:value-type="float" office:value="89.7025641025641" calcext:value-type="float">
            <text:p>89.7025641025641</text:p>
          </table:table-cell>
          <table:table-cell office:value-type="float" office:value="-1.1" calcext:value-type="float">
            <text:p>-1.1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9]+[.S9]" office:value-type="float" office:value="64.0615384615385" calcext:value-type="float">
            <text:p>64.06153846153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B9]+[.C9])/2" office:value-type="float" office:value="9" calcext:value-type="float">
            <text:p>9</text:p>
          </table:table-cell>
          <table:table-cell table:formula="of:=[.V9]+[.S9]" office:value-type="float" office:value="400" calcext:value-type="float">
            <text:p>400</text:p>
          </table:table-cell>
          <table:table-cell table:formula="of:=128*([.I9]+[.J9])/2" office:value-type="float" office:value="25.6" calcext:value-type="float">
            <text:p>25.6</text:p>
          </table:table-cell>
          <table:table-cell table:formula="of:=[.U9]/[.V9]" office:value-type="float" office:value="64.1025641025641" calcext:value-type="float">
            <text:p>64.1025641025641</text:p>
          </table:table-cell>
          <table:table-cell office:value-type="float" office:value="24000" calcext:value-type="float">
            <text:p>24000</text:p>
          </table:table-cell>
          <table:table-cell office:value-type="float" office:value="374.4" calcext:value-type="float">
            <text:p>374.4</text:p>
          </table:table-cell>
          <table:table-cell table:formula="of:=[.T9]*0.6" office:value-type="float" office:value="38.4615384615385" calcext:value-type="float">
            <text:p>38.46153846153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R10]/[.Q10]" office:value-type="float" office:value="22.5" calcext:value-type="float">
            <text:p>22.5</text:p>
          </table:table-cell>
          <table:table-cell table:formula="of:=[.T10]+[.S10]" office:value-type="float" office:value="256.168944099379" calcext:value-type="float">
            <text:p>256.168944099379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10]+[.S10]" office:value-type="float" office:value="174.181366459627" calcext:value-type="float">
            <text:p>174.1813664596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10]+[.C10])/2" office:value-type="float" office:value="8" calcext:value-type="float">
            <text:p>8</text:p>
          </table:table-cell>
          <table:table-cell table:formula="of:=[.V10]+[.S10]" office:value-type="float" office:value="180" calcext:value-type="float">
            <text:p>180</text:p>
          </table:table-cell>
          <table:table-cell table:formula="of:=128*([.I10]+[.J10])/2" office:value-type="float" office:value="51.2" calcext:value-type="float">
            <text:p>51.2</text:p>
          </table:table-cell>
          <table:table-cell table:formula="of:=[.U10]/[.V10]" office:value-type="float" office:value="204.968944099379" calcext:value-type="float">
            <text:p>204.968944099379</text:p>
          </table:table-cell>
          <table:table-cell office:value-type="float" office:value="26400" calcext:value-type="float">
            <text:p>26400</text:p>
          </table:table-cell>
          <table:table-cell office:value-type="float" office:value="128.8" calcext:value-type="float">
            <text:p>128.8</text:p>
          </table:table-cell>
          <table:table-cell table:formula="of:=[.T10]*0.6" office:value-type="float" office:value="122.981366459627" calcext:value-type="float">
            <text:p>122.9813664596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R11]/[.Q11]" office:value-type="float" office:value="18.75" calcext:value-type="float">
            <text:p>18.75</text:p>
          </table:table-cell>
          <table:table-cell table:formula="of:=[.T11]+[.S11]" office:value-type="float" office:value="307.217204301075" calcext:value-type="float">
            <text:p>307.217204301075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[.W11]+[.S11]" office:value-type="float" office:value="199.690322580645" calcext:value-type="float">
            <text:p>199.6903225806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B11]+[.C11])/2" office:value-type="float" office:value="8" calcext:value-type="float">
            <text:p>8</text:p>
          </table:table-cell>
          <table:table-cell table:formula="of:=[.V11]+[.S11]" office:value-type="float" office:value="150" calcext:value-type="float">
            <text:p>150</text:p>
          </table:table-cell>
          <table:table-cell table:formula="of:=128*([.I11]+[.J11])/2" office:value-type="float" office:value="38.4" calcext:value-type="float">
            <text:p>38.4</text:p>
          </table:table-cell>
          <table:table-cell table:formula="of:=[.U11]/[.V11]" office:value-type="float" office:value="268.817204301075" calcext:value-type="float">
            <text:p>268.817204301075</text:p>
          </table:table-cell>
          <table:table-cell office:value-type="float" office:value="30000" calcext:value-type="float">
            <text:p>30000</text:p>
          </table:table-cell>
          <table:table-cell office:value-type="float" office:value="111.6" calcext:value-type="float">
            <text:p>111.6</text:p>
          </table:table-cell>
          <table:table-cell table:formula="of:=[.T11]*0.6" office:value-type="float" office:value="161.290322580645" calcext:value-type="float">
            <text:p>161.29032258064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S</text:p>
          </table:table-cell>
          <table:table-cell office:value-type="string" calcext:value-type="string">
            <text:p>XD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/00/0000</text:date>, <text:time style:data-style-name="N2" text:time-value="00:23:04.731359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09-21T00:23:58.971787005</dc:date>
    <meta:editing-duration>PT33M8S</meta:editing-duration>
    <meta:editing-cycles>33</meta:editing-cycles>
    <meta:document-statistic meta:table-count="1" meta:cell-count="266" meta:object-count="0"/>
  </office:meta>
</office:document-meta>
</file>